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7.08cm"/>
    </style:style>
    <style:style style:name="co8" style:family="table-column">
      <style:table-column-properties fo:break-before="auto" style:column-width="2.863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8.079cm"/>
    </style:style>
    <style:style style:name="co11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57800">
            <text:p>57800</text:p>
          </table:table-cell>
          <table:table-cell office:value-type="string">
            <text:p>&lt;/interval&gt;</text:p>
          </table:table-cell>
          <table:table-cell office:value-type="float" office:value="57800">
            <text:p>57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61300">
            <text:p>61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流れてく 時の中でで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がれてくときのなかでで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64750">
            <text:p>647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気だるさがほら グルグル廻っ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けだるさがほらぐるぐるまわっ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6950">
            <text:p>6950</text:p>
          </table:table-cell>
          <table:table-cell office:value-type="string">
            <text:p>&lt;/interval&gt;</text:p>
          </table:table-cell>
          <table:table-cell office:value-type="float" office:value="71700">
            <text:p>71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から離れる心も見えないわ そう知らない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からはなれるこころもみえないわそうしらな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75200">
            <text:p>75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自分から 動くこともな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じぶんからうごくこともな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3400">
            <text:p>3400</text:p>
          </table:table-cell>
          <table:table-cell office:value-type="string">
            <text:p>&lt;/interval&gt;</text:p>
          </table:table-cell>
          <table:table-cell office:value-type="float" office:value="78600">
            <text:p>78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時の隙間に 流され続け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きのすきまにながされつづけ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7050">
            <text:p>7050</text:p>
          </table:table-cell>
          <table:table-cell office:value-type="string">
            <text:p>&lt;/interval&gt;</text:p>
          </table:table-cell>
          <table:table-cell office:value-type="float" office:value="85650">
            <text:p>856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知らないわ 周りのことなど 私は私それだけ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しらないわまわりのことなどわたしはわたしそれだけ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3050">
            <text:p>3050</text:p>
          </table:table-cell>
          <table:table-cell office:value-type="string">
            <text:p>&lt;/interval&gt;</text:p>
          </table:table-cell>
          <table:table-cell office:value-type="float" office:value="88700">
            <text:p>88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夢見てる？ 何も見てない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ゆめみてる?なにもみてない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92150">
            <text:p>921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語るも無駄な 自分の言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たるもむだなじぶんのこと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95650">
            <text:p>956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悲しむなんて 疲れるだけよ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なしむなんてつかれるだけ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99150">
            <text:p>991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も感じず 過ごせばいい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にもかんじずすごせばいい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102600">
            <text:p>102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戸惑う言葉 与えられて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まどうことばあたえられて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106050">
            <text:p>1060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自分の心 ただ上の空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じぶんのこころただうわのそ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3550">
            <text:p>3550</text:p>
          </table:table-cell>
          <table:table-cell office:value-type="string">
            <text:p>&lt;/interval&gt;</text:p>
          </table:table-cell>
          <table:table-cell office:value-type="float" office:value="109600">
            <text:p>109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もし私から 動くのならば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しわたしからうごくのなら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113100">
            <text:p>113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すべて変えるのなら 黒にす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べてかえるのならくろにす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3400">
            <text:p>3400</text:p>
          </table:table-cell>
          <table:table-cell office:value-type="string">
            <text:p>&lt;/interval&gt;</text:p>
          </table:table-cell>
          <table:table-cell office:value-type="float" office:value="116500">
            <text:p>116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んな自分に 未来はあるの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んなじぶんにみらいはあるの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120000">
            <text:p>120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んな世界に 私はいるの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んなせかいにわたしはいるの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3400">
            <text:p>3400</text:p>
          </table:table-cell>
          <table:table-cell office:value-type="string">
            <text:p>&lt;/interval&gt;</text:p>
          </table:table-cell>
          <table:table-cell office:value-type="float" office:value="123400">
            <text:p>123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今切ないの？ 今悲しいの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ませつないの?いまかなしいの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3600">
            <text:p>3600</text:p>
          </table:table-cell>
          <table:table-cell office:value-type="string">
            <text:p>&lt;/interval&gt;</text:p>
          </table:table-cell>
          <table:table-cell office:value-type="float" office:value="127000">
            <text:p>127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自分のことも 解からないまま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じぶんのこともわからないまま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3400">
            <text:p>3400</text:p>
          </table:table-cell>
          <table:table-cell office:value-type="string">
            <text:p>&lt;/interval&gt;</text:p>
          </table:table-cell>
          <table:table-cell office:value-type="float" office:value="130400">
            <text:p>130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歩むことさえ 疲れるだけよ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ゆむことさえつかれるだけ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133900">
            <text:p>133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人のことなど 知りもしない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ひとのことなどしりもしない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137400">
            <text:p>137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んな私も 変われるのな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んなわたしもかわれるのな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3050">
            <text:p>3050</text:p>
          </table:table-cell>
          <table:table-cell office:value-type="string">
            <text:p>&lt;/interval&gt;</text:p>
          </table:table-cell>
          <table:table-cell office:value-type="float" office:value="140450">
            <text:p>1404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もし変われるのなら 白にな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しかわれるのならしろにな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28700">
            <text:p>28700</text:p>
          </table:table-cell>
          <table:table-cell office:value-type="string">
            <text:p>&lt;/interval&gt;</text:p>
          </table:table-cell>
          <table:table-cell office:value-type="float" office:value="169150">
            <text:p>1691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172600">
            <text:p>172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流れてく 時の中でで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がれてくときのなかでで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6]-[.D25]" office:value-type="float" office:value="3400">
            <text:p>3400</text:p>
          </table:table-cell>
          <table:table-cell office:value-type="string">
            <text:p>&lt;/interval&gt;</text:p>
          </table:table-cell>
          <table:table-cell office:value-type="float" office:value="176000">
            <text:p>176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気だるさがほら グルグル廻っ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けだるさがほらぐるぐるまわっ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7]-[.D26]" office:value-type="float" office:value="7100">
            <text:p>7100</text:p>
          </table:table-cell>
          <table:table-cell office:value-type="string">
            <text:p>&lt;/interval&gt;</text:p>
          </table:table-cell>
          <table:table-cell office:value-type="float" office:value="183100">
            <text:p>183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から離れる心も見えないわ そう知らない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からはなれるこころもみえないわそうしらな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8]-[.D27]" office:value-type="float" office:value="3400">
            <text:p>3400</text:p>
          </table:table-cell>
          <table:table-cell office:value-type="string">
            <text:p>&lt;/interval&gt;</text:p>
          </table:table-cell>
          <table:table-cell office:value-type="float" office:value="186500">
            <text:p>186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自分から 動くこともな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じぶんからうごくこともな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9]-[.D28]" office:value-type="float" office:value="3000">
            <text:p>3000</text:p>
          </table:table-cell>
          <table:table-cell office:value-type="string">
            <text:p>&lt;/interval&gt;</text:p>
          </table:table-cell>
          <table:table-cell office:value-type="float" office:value="189500">
            <text:p>189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時の隙間に 流され続け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きのすきまにながされつづけ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0]-[.D29]" office:value-type="float" office:value="7450">
            <text:p>7450</text:p>
          </table:table-cell>
          <table:table-cell office:value-type="string">
            <text:p>&lt;/interval&gt;</text:p>
          </table:table-cell>
          <table:table-cell office:value-type="float" office:value="196950">
            <text:p>1969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知らないわ 周りのことなど 私は私それだけ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しらないわまわりのことなどわたしはわたしそれだけ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1]-[.D30]" office:value-type="float" office:value="3050">
            <text:p>3050</text:p>
          </table:table-cell>
          <table:table-cell office:value-type="string">
            <text:p>&lt;/interval&gt;</text:p>
          </table:table-cell>
          <table:table-cell office:value-type="float" office:value="200000">
            <text:p>200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夢見てる？ 何も見てない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ゆめみてる?なにもみてない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2]-[.D31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03500">
            <text:p>203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語るも無駄な 自分の言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たるもむだなじぶんのこと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3]-[.D32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206950">
            <text:p>2069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悲しむなんて 疲れるだけよ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なしむなんてつかれるだけ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4]-[.D33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10450">
            <text:p>2104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も感じず 過ごせばいい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にもかんじずすごせばいい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5]-[.D34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213900">
            <text:p>213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戸惑う言葉 与えられて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まどうことばあたえられて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6]-[.D35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17400">
            <text:p>217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自分の心 ただ上の空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じぶんのこころただうわのそ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7]-[.D36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20900">
            <text:p>220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もし私から 動くのならば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しわたしからうごくのなら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8]-[.D37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224350">
            <text:p>2243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すべて変えるのなら 黒にす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べてかえるのならくろにす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9]-[.D38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27850">
            <text:p>2278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無駄な時間に 未来はあるの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むだなじかんにみらいはあるの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0]-[.D39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31350">
            <text:p>2313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んな所に 私はいるの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んなところにわたしはいるの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1]-[.D40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234800">
            <text:p>234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のことを 言いたいならば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のことをいいたいなら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2]-[.D41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38300">
            <text:p>238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言葉にするのなら ロクデナシ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とばにするのならろくでなし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3]-[.D42]" office:value-type="float" office:value="2400">
            <text:p>2400</text:p>
          </table:table-cell>
          <table:table-cell office:value-type="string">
            <text:p>&lt;/interval&gt;</text:p>
          </table:table-cell>
          <table:table-cell office:value-type="float" office:value="240700">
            <text:p>240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んな所に 私はいるの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んなところにわたしはいるの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4]-[.D43]" office:value-type="float" office:value="4500">
            <text:p>4500</text:p>
          </table:table-cell>
          <table:table-cell office:value-type="string">
            <text:p>&lt;/interval&gt;</text:p>
          </table:table-cell>
          <table:table-cell office:value-type="float" office:value="245200">
            <text:p>245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んな時間に 私はいるの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んなじかんにわたしはいるの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5]-[.D44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48700">
            <text:p>248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んな私も 変われるのな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んなわたしもかわれるのな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6]-[.D45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252150">
            <text:p>2521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もし変われるのなら 白にな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しかわれるのならしろにな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7]-[.D46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255600">
            <text:p>255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今夢見てる？ 何も見てない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まゆめみてる?なにもみてない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8]-[.D47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59100">
            <text:p>259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語るも無駄な 自分の言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たるもむだなじぶんのこと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9]-[.D48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62600">
            <text:p>262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悲しむなんて 疲れるだけよ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なしむなんてつかれるだけ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0]-[.D49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66100">
            <text:p>266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も感じず 過ごせばいい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にもかんじずすごせばいい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1]-[.D50]" office:value-type="float" office:value="3400">
            <text:p>3400</text:p>
          </table:table-cell>
          <table:table-cell office:value-type="string">
            <text:p>&lt;/interval&gt;</text:p>
          </table:table-cell>
          <table:table-cell office:value-type="float" office:value="269500">
            <text:p>269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戸惑う言葉 与えられて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まどうことばあたえられて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2]-[.D51]" office:value-type="float" office:value="3550">
            <text:p>3550</text:p>
          </table:table-cell>
          <table:table-cell office:value-type="string">
            <text:p>&lt;/interval&gt;</text:p>
          </table:table-cell>
          <table:table-cell office:value-type="float" office:value="273050">
            <text:p>2730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自分の心 ただ上の空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じぶんのこころただうわのそ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3]-[.D52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76550">
            <text:p>2765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もし私から 動くのならば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しわたしからうごくのなら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4]-[.D53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280000">
            <text:p>280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すべて変えるのなら 黒にす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べてかえるのならくろにす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5]-[.D54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83500">
            <text:p>283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動くのならば 動くのならば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うごくのならばうごくのなら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6]-[.D55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87000">
            <text:p>287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すべて壊すわ すべて壊す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べてこわすわすべてこわす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7]-[.D56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290500">
            <text:p>290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悲しむならば 悲しむならば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なしむならばかなしむなら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8]-[.D57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293950">
            <text:p>2939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の心 白く変われる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のこころしろくかわれる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9]-[.D58]" office:value-type="float" office:value="3450">
            <text:p>3450</text:p>
          </table:table-cell>
          <table:table-cell office:value-type="string">
            <text:p>&lt;/interval&gt;</text:p>
          </table:table-cell>
          <table:table-cell office:value-type="float" office:value="297400">
            <text:p>297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貴方のことも 私のこと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のこともわたしのこと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0]-[.D59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300900">
            <text:p>300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全てのことも まだ知らない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べてのこともまだしらない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1]-[.D60]" office:value-type="float" office:value="3500">
            <text:p>3500</text:p>
          </table:table-cell>
          <table:table-cell office:value-type="string">
            <text:p>&lt;/interval&gt;</text:p>
          </table:table-cell>
          <table:table-cell office:value-type="float" office:value="304400">
            <text:p>304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重い目蓋を 開けたのならば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おもいまぶたをあけたのならば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2]-[.D61]" office:value-type="float" office:value="3600">
            <text:p>3600</text:p>
          </table:table-cell>
          <table:table-cell office:value-type="string">
            <text:p>&lt;/interval&gt;</text:p>
          </table:table-cell>
          <table:table-cell office:value-type="float" office:value="308000">
            <text:p>308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すべて壊すのなら 黒になれ！！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べてこわすのならくろになれ!!!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5"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2011/11/04</text:date>, <text:time>03:09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0T13:14:00.42</meta:creation-date>
    <dc:date>2011-11-04T03:09:08.29</dc:date>
    <meta:editing-duration>PT2H44M43S</meta:editing-duration>
    <meta:editing-cycles>6</meta:editing-cycles>
    <meta:generator>LibreOffice/3.3$Win32 LibreOffice_project/330m19$Build-202</meta:generator>
    <meta:document-statistic meta:table-count="3" meta:cell-count="626" meta:object-count="0"/>
  </office:meta>
</office:document-meta>
</file>